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text-properties style:font-name="Tahoma" fo:font-size="9pt" officeooo:rsid="001bcbec" officeooo:paragraph-rsid="001bcbec" style:font-size-asian="9pt"/>
    </style:style>
    <style:style style:name="P6" style:family="paragraph" style:parent-style-name="Standard">
      <style:text-properties style:font-name="Tahoma" fo:font-size="9pt" officeooo:rsid="001bcbec" officeooo:paragraph-rsid="00359176" style:font-size-asian="9pt"/>
    </style:style>
    <style:style style:name="P7" style:family="paragraph" style:parent-style-name="Standard">
      <style:text-properties officeooo:paragraph-rsid="00359176"/>
    </style:style>
    <style:style style:name="P8" style:family="paragraph" style:parent-style-name="Standard">
      <style:text-properties officeooo:rsid="001d2a03" officeooo:paragraph-rsid="003b2c16"/>
    </style:style>
    <style:style style:name="P9" style:family="paragraph" style:parent-style-name="Standard">
      <style:text-properties officeooo:rsid="00462e0b" officeooo:paragraph-rsid="00462e0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ahoma" fo:font-size="9pt" officeooo:paragraph-rsid="00359176" style:font-size-asian="9pt"/>
    </style:style>
    <style:style style:name="P1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4c1f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8e67"/>
    </style:style>
    <style:style style:name="P14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15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officeooo:paragraph-rsid="00384c1f" style:font-size-asian="9pt"/>
    </style:style>
    <style:style style:name="P16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officeooo:paragraph-rsid="00388e67" style:font-size-asian="9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10pt" officeooo:rsid="003841c9" officeooo:paragraph-rsid="003841c9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P21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1bcbec" officeooo:paragraph-rsid="00359176" style:font-size-asian="9pt"/>
    </style:style>
    <style:style style:name="P22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paragraph-rsid="00359176" style:font-size-asian="9pt"/>
    </style:style>
    <style:style style:name="P2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24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Tahoma" fo:font-size="9pt" officeooo:rsid="001bcbec" officeooo:paragraph-rsid="00359176" style:font-size-asian="9pt"/>
    </style:style>
    <style:style style:name="P25" style:family="paragraph" style:parent-style-name="Standard" style:list-style-name="L1">
      <style:text-properties officeooo:rsid="001bcbec" officeooo:paragraph-rsid="001bcbec"/>
    </style:style>
    <style:style style:name="P26" style:family="paragraph" style:parent-style-name="Standard" style:list-style-name="L1">
      <style:text-properties officeooo:rsid="001bcbec" officeooo:paragraph-rsid="00462e0b"/>
    </style:style>
    <style:style style:name="P27" style:family="paragraph" style:parent-style-name="Standard" style:list-style-name="L1">
      <style:text-properties officeooo:rsid="001bcbec" officeooo:paragraph-rsid="00494884"/>
    </style:style>
    <style:style style:name="P28" style:family="paragraph" style:parent-style-name="Standard" style:list-style-name="L1">
      <style:text-properties officeooo:rsid="002f965d" officeooo:paragraph-rsid="001efc82"/>
    </style:style>
    <style:style style:name="P29" style:family="paragraph" style:parent-style-name="Standard" style:list-style-name="L1">
      <style:text-properties officeooo:rsid="0026d6d8" officeooo:paragraph-rsid="0026d6d8"/>
    </style:style>
    <style:style style:name="P30" style:family="paragraph" style:parent-style-name="Standard" style:list-style-name="L1">
      <style:text-properties officeooo:rsid="00267c8c" officeooo:paragraph-rsid="00267c8c"/>
    </style:style>
    <style:style style:name="P31" style:family="paragraph" style:parent-style-name="Standard" style:list-style-name="L1">
      <style:text-properties officeooo:rsid="001fde6f" officeooo:paragraph-rsid="001fde6f"/>
    </style:style>
    <style:style style:name="P32" style:family="paragraph" style:parent-style-name="Standard" style:list-style-name="L1">
      <style:text-properties officeooo:rsid="001fde6f" officeooo:paragraph-rsid="0021a619"/>
    </style:style>
    <style:style style:name="P33" style:family="paragraph" style:parent-style-name="Standard" style:list-style-name="L1">
      <style:text-properties officeooo:rsid="00316355" officeooo:paragraph-rsid="00462e0b"/>
    </style:style>
    <style:style style:name="P34" style:family="paragraph" style:parent-style-name="Standard" style:list-style-name="L1">
      <style:text-properties officeooo:rsid="00462e0b" officeooo:paragraph-rsid="00462e0b"/>
    </style:style>
    <style:style style:name="P35" style:family="paragraph" style:parent-style-name="Standard" style:list-style-name="L1">
      <style:text-properties officeooo:rsid="0027e3c9" officeooo:paragraph-rsid="001fde6f"/>
    </style:style>
    <style:style style:name="P36" style:family="paragraph" style:parent-style-name="Standard" style:list-style-name="L1">
      <style:text-properties officeooo:rsid="0021a619" officeooo:paragraph-rsid="0021a619"/>
    </style:style>
    <style:style style:name="P37" style:family="paragraph" style:parent-style-name="Standard" style:list-style-name="L1">
      <style:text-properties officeooo:rsid="00248ced" officeooo:paragraph-rsid="00248ced"/>
    </style:style>
    <style:style style:name="P38" style:family="paragraph" style:parent-style-name="Standard" style:list-style-name="L1">
      <style:text-properties officeooo:rsid="00345150" officeooo:paragraph-rsid="00345150"/>
    </style:style>
    <style:style style:name="P39" style:family="paragraph" style:parent-style-name="Standard" style:list-style-name="L1">
      <style:text-properties officeooo:rsid="002b0b56" officeooo:paragraph-rsid="00345150"/>
    </style:style>
    <style:style style:name="P40" style:family="paragraph" style:parent-style-name="Standard" style:list-style-name="L2">
      <style:text-properties officeooo:rsid="001d2a03" officeooo:paragraph-rsid="003b2c16"/>
    </style:style>
    <style:style style:name="P41" style:family="paragraph" style:parent-style-name="Standard" style:list-style-name="L2">
      <style:text-properties officeooo:rsid="001d387a" officeooo:paragraph-rsid="003b2c16"/>
    </style:style>
    <style:style style:name="P42" style:family="paragraph" style:parent-style-name="Standard" style:list-style-name="L2">
      <style:text-properties officeooo:rsid="001f8be4" officeooo:paragraph-rsid="003b2c16"/>
    </style:style>
    <style:style style:name="P43" style:family="paragraph" style:parent-style-name="Standard" style:list-style-name="L1">
      <style:text-properties officeooo:rsid="00494884" officeooo:paragraph-rsid="00494884"/>
    </style:style>
    <style:style style:name="P44" style:family="paragraph" style:parent-style-name="Standard">
      <style:text-properties officeooo:rsid="00494884" officeooo:paragraph-rsid="00494884"/>
    </style:style>
    <style:style style:name="P45" style:family="paragraph" style:parent-style-name="Standard" style:list-style-name="L2">
      <style:paragraph-properties fo:text-align="start" style:justify-single-word="false" style:writing-mode="lr-tb"/>
      <style:text-properties style:font-name="Tahoma" fo:font-size="9pt" officeooo:rsid="001f8be4" officeooo:paragraph-rsid="003b2c16" style:font-size-asian="9pt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d9718"/>
    </style:style>
    <style:style style:name="T4" style:family="text">
      <style:text-properties style:font-name="Tahoma" fo:font-size="9pt" style:font-size-asian="9pt"/>
    </style:style>
    <style:style style:name="T5" style:family="text">
      <style:text-properties style:font-name="Tahoma" fo:font-size="9pt" officeooo:rsid="001bcbec" style:font-size-asian="9pt"/>
    </style:style>
    <style:style style:name="T6" style:family="text">
      <style:text-properties style:font-name="Tahoma" fo:font-size="9pt" officeooo:rsid="00384c1f" style:font-size-asian="9pt"/>
    </style:style>
    <style:style style:name="T7" style:family="text">
      <style:text-properties style:font-name="Tahoma" fo:font-size="9pt" officeooo:rsid="00388e67" style:font-size-asian="9pt"/>
    </style:style>
    <style:style style:name="T8" style:family="text">
      <style:text-properties officeooo:rsid="00345150"/>
    </style:style>
    <style:style style:name="T9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style:style style:name="T10" style:family="text">
      <style:text-properties officeooo:rsid="00384c1f"/>
    </style:style>
    <style:style style:name="T11" style:family="text">
      <style:text-properties officeooo:rsid="001d387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342c1"/>
    </style:style>
    <style:style style:name="T14" style:family="text">
      <style:text-properties officeooo:rsid="0043ae97"/>
    </style:style>
    <style:style style:name="T15" style:family="text">
      <style:text-properties officeooo:rsid="0044c0ad"/>
    </style:style>
    <style:style style:name="T16" style:family="text">
      <style:text-properties officeooo:rsid="00451081"/>
    </style:style>
    <style:style style:name="T17" style:family="text">
      <style:text-properties officeooo:rsid="00456188"/>
    </style:style>
    <style:style style:name="T18" style:family="text">
      <style:text-properties officeooo:rsid="0045a380"/>
    </style:style>
    <style:style style:name="T19" style:family="text">
      <style:text-properties officeooo:rsid="00462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1662650465" text:style-name="L1">
        <text:list-item>
          <text:p text:style-name="P43">Protótipos:</text:p>
          <text:list>
            <text:list-item>
              <text:p text:style-name="P43">Modificar o traçado com a distância para um caminho mas coerente com a rua/estrada.</text:p>
            </text:list-item>
            <text:list-item>
              <text:p text:style-name="P43"/>
            </text:list-item>
          </text:list>
        </text:list-item>
      </text:list>
      <text:p text:style-name="P44"/>
      <text:list xml:id="list163246262549376" text:continue-numbering="true" text:style-name="L1">
        <text:list-item>
          <text:p text:style-name="P27">Diagrama de Estados:</text:p>
          <text:list>
            <text:list-header>
              <text:p text:style-name="P28"/>
            </text:list-header>
            <text:list-item>
              <text:p text:style-name="P25">“<text:span text:style-name="T1">manutenção em execução” - <text:s/>nome estranho</text:span></text:p>
            </text:list-item>
            <text:list-item>
              <text:p text:style-name="P29"><text:span text:style-name="T3">O sistema deve avisar o estado de </text:span>atrasado/adiantado? </text:p>
              <text:p text:style-name="P30"/>
            </text:list-item>
          </text:list>
        </text:list-item>
      </text:list>
      <text:p text:style-name="P1"/>
      <text:list xml:id="list163246994453278" text:continue-numbering="true" text:style-name="L1">
        <text:list-item>
          <text:p text:style-name="P25">BPMN:</text:p>
          <text:list>
            <text:list-header>
              <text:p text:style-name="P31"/>
            </text:list-header>
            <text:list-item>
              <text:p text:style-name="P33">Verificar duplicidade em “Alterar registro”</text:p>
            </text:list-item>
            <text:list-item>
              <text:p text:style-name="P33">Criar diagrama para Alterar Registro </text:p>
            </text:list-item>
            <text:list-item>
              <text:p text:style-name="P33">Verificar ordem entre Informar orçamento e o end poit de alterar registros</text:p>
              <text:p text:style-name="P31"/>
            </text:list-item>
          </text:list>
        </text:list-item>
      </text:list>
      <text:p text:style-name="P3"/>
      <text:list xml:id="list163246555409640" text:continue-numbering="true" text:style-name="L1">
        <text:list-item>
          <text:p text:style-name="P34">Diagrama caso de uso:</text:p>
          <text:list>
            <text:list-item>
              <text:p text:style-name="P34">Corrigir nomenclatura dos tipos de usuários (visitante, empresa, gerentes).</text:p>
            </text:list-item>
          </text:list>
        </text:list-item>
      </text:list>
      <text:p text:style-name="P9"/>
      <text:p text:style-name="P9"/>
      <text:list xml:id="list163247745439738" text:continue-numbering="true" text:style-name="L1">
        <text:list-item>
          <text:p text:style-name="P26">Requisitos:</text:p>
          <text:list>
            <text:list-header>
              <text:p text:style-name="P35"/>
              <text:list>
                <text:list-item>
                  <text:p text:style-name="P32"><text:span text:style-name="T2">Registro</text:span>: </text:p>
                  <text:list>
                    <text:list-item>
                      <text:p text:style-name="P36"><text:span text:style-name="T8">O sistema deve </text:span>ordenar automaticamente os agendamentos?</text:p>
                    </text:list-item>
                    <text:list-item>
                      <text:p text:style-name="P36">A rota deve ser gerada sobre a imagem ou também é <text:span text:style-name="T19">feita em campo por</text:span>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63246960058068" text:continue-numbering="true" text:style-name="L1">
        <text:list-item>
          <text:list>
            <text:list-item>
              <text:list>
                <text:list-item>
                  <text:p text:style-name="P37">Consultas:</text:p>
                  <text:list>
                    <text:list-item>
                      <text:p text:style-name="P38">Consulta do usuário empresa</text:p>
                      <text:p text:style-name="P39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5">O sistema deve armazenar automaticamente o estado do registro de manutenção, a data de mudança e o usuario responsavel.</text:p>
      <text:p text:style-name="P10">Ainda, possibilitar a visualizaçao de detalhes das obras de manutençao de acordo com os filtros especificados nos Requisitos Funcionais.</text:p>
      <text:p text:style-name="P10"/>
      <text:p text:style-name="P10"/>
      <text:p text:style-name="P11">o sistema de coordenada projetadas (EPSG:4087), </text:p>
      <text:p text:style-name="P11">que possibilite a navegação do usuário (zoom in/out; mover parde satélite, </text:p>
      <text:p text:style-name="P11">camada de regiões administrativas, camada de rodovias, camada de centros administrativos. </text:p>
      <text:p text:style-name="P7"><text:span text:style-name="T5">Com serviço ainda deve centralizar o mapa de acordo com o endereço (</text:span><text:span text:style-name="T9">RFS0000 - Inserir endereço</text:span><text:span text:style-name="T5"> )</text:span></text:p>
      <text:p text:style-name="P6"/>
      <text:p text:style-name="P6"/>
      <text:p text:style-name="P6"/>
      <text:p text:style-name="P7"><text:span text:style-name="T5">O </text:span><text:span text:style-name="T4">administrador detem a permissão para gerar usuários do tipo Gerente e Administrador. </text:span></text:p>
      <text:p text:style-name="P10"/>
      <text:p text:style-name="P10">Os tipos Visitante e Empresa devem estar disponíveis para ser criados #duvida</text:p>
      <text:p text:style-name="P10"/>
      <text:p text:style-name="P10">O formulário deve registrar os seguintes campos:</text:p>
      <text:p text:style-name="P8">Inserir novo usuário</text:p>
      <text:p text:style-name="P8"/>
      <text:p text:style-name="P8">O sistema deve gerar um formulário para cadastrar novos usuários.</text:p>
      <text:p text:style-name="P8">Apenas o administrador tem permissão para gerar usuários do tipo Gerente e Administrador. </text:p>
      <text:p text:style-name="P8"/>
      <text:p text:style-name="P8">O formulário deve registrar os seguintes campos:</text:p>
      <text:p text:style-name="P8"><text:soft-page-break/></text:p>
      <text:list xml:id="list3134848174" text:style-name="L2">
        <text:list-item>
          <text:p text:style-name="P40">Tipo de usuário (Gerente <text:span text:style-name="T11">ou</text:span> Administrador <text:span text:style-name="T11">ou</text:span> Usuário)</text:p>
        </text:list-item>
        <text:list-item>
          <text:p text:style-name="P40">*</text:p>
          <text:list>
            <text:list-item>
              <text:p text:style-name="P40">Gerente:</text:p>
              <text:list>
                <text:list-item>
                  <text:p text:style-name="P40">Nome completo <text:span text:style-name="T11">(Alfanumérico com até 50 caracteres; obrigatório)</text:span></text:p>
                </text:list-item>
                <text:list-item>
                  <text:p text:style-name="P41">Data de nascimento (Data; obrigatório; dd/mm/aa)</text:p>
                </text:list-item>
                <text:list-item>
                  <text:p text:style-name="P40">Setor <text:span text:style-name="T11">(Técnico ou Financeiro)</text:span></text:p>
                </text:list-item>
                <text:list-item>
                  <text:p text:style-name="P41">CPF (Alfanumérico com até 11 caracteres; obrigatório; xxxxxxxxxxx)</text:p>
                </text:list-item>
                <text:list-item>
                  <text:p text:style-name="P41">E-mail (Alfanumérico com até 20 caracteres; obrigatório; deverá conter @)</text:p>
                </text:list-item>
                <text:list-item>
                  <text:p text:style-name="P41">Telefone para contato (Alfanumérico com até 13 caracteres; obrigatório; (xx)xxxxxxxxx)</text:p>
                </text:list-item>
                <text:list-item>
                  <text:p text:style-name="P41"/>
                </text:list-item>
              </text:list>
            </text:list-item>
          </text:list>
        </text:list-item>
      </text:list>
      <text:p text:style-name="P8"/>
      <text:list xml:id="list163247831003826" text:continue-numbering="true" text:style-name="L2">
        <text:list-item>
          <text:list>
            <text:list-item>
              <text:p text:style-name="P41">Usuário</text:p>
              <text:list>
                <text:list-item>
                  <text:p text:style-name="P40">Nome completo <text:span text:style-name="T11">(Alfanumérico com até 50 caracteres; obrigatório)</text:span></text:p>
                </text:list-item>
                <text:list-item>
                  <text:p text:style-name="P41">CPF (Alfanumérico com até 11 caracteres; obrigatório; xxxxxxxxxxx)</text:p>
                </text:list-item>
                <text:list-item>
                  <text:p text:style-name="P41">E-mail (Alfanumérico com até 20 caracteres; obrigatório; deverá conter @)</text:p>
                </text:list-item>
                <text:list-item>
                  <text:p text:style-name="P41">Telefone para contato (Alfanumérico com até 13 caracteres; obrigatório; (xx)xxxxxxxxx)</text:p>
                </text:list-item>
                <text:list-item>
                  <text:p text:style-name="P41"/>
                  <text:p text:style-name="P40"/>
                </text:list-item>
              </text:list>
            </text:list-item>
            <text:list-item>
              <text:p text:style-name="P41">Adminitrador</text:p>
              <text:list>
                <text:list-item>
                  <text:p text:style-name="P40">Nome completo <text:span text:style-name="T11">(Alfanumérico com até 50 caracteres; obrigatório)</text:span></text:p>
                </text:list-item>
                <text:list-item>
                  <text:p text:style-name="P41">Data de nascimento (Data; obrigatório; dd/mm/aa)</text:p>
                </text:list-item>
                <text:list-item>
                  <text:p text:style-name="P41">CPF (Alfanumérico com até 11 caracteres; obrigatório; xxxxxxxxxxx)</text:p>
                </text:list-item>
                <text:list-item>
                  <text:p text:style-name="P41">E-mail (Alfanumérico com até 20 caracteres; obrigatório; deverá conter @)</text:p>
                </text:list-item>
                <text:list-item>
                  <text:p text:style-name="P41">Telefone para contato (Alfanumérico com até 13 caracteres; obrigatório; (xx)xxxxxxxxx)</text:p>
                </text:list-item>
                <text:list-item>
                  <text:p text:style-name="P41"/>
                  <text:p text:style-name="P40"/>
                </text:list-item>
              </text:list>
            </text:list-item>
            <text:list-item>
              <text:p text:style-name="P41">Empresa </text:p>
              <text:list>
                <text:list-item>
                  <text:p text:style-name="P40">Razão social <text:span text:style-name="T11">(Alfanumérico com até 50 caracteres; obrigatório)</text:span></text:p>
                </text:list-item>
                <text:list-item>
                  <text:p text:style-name="P40">Nome fictício <text:span text:style-name="T11">(Alfanumérico com até 50 caracteres; opcional)</text:span></text:p>
                </text:list-item>
                <text:list-item>
                  <text:p text:style-name="P40">CNPJ (<text:span text:style-name="T11">(Alfanumérico com até 18 caracteres; obrigatório; xx.xxx.xxx/xxxx-xx)</text:span></text:p>
                </text:list-item>
                <text:list-item>
                  <text:p text:style-name="P42">Logradouro (<text:span text:style-name="T11">Alfanuméri</text:span>c<text:span text:style-name="T11">o com até </text:span>7<text:span text:style-name="T11">0 caracteres; obrigatório)</text:span></text:p>
                </text:list-item>
                <text:list-item>
                  <text:p text:style-name="P42">Complemento <text:span text:style-name="T11">(Alfanumérico com até </text:span>2<text:span text:style-name="T11">0 caracteres; obrigatório)</text:span></text:p>
                </text:list-item>
                <text:list-item>
                  <text:p text:style-name="P42">UF <text:span text:style-name="T11">(</text:span>Lista de unidades federativas do Brasil<text:span text:style-name="T11">; obrigatório; </text:span>xx<text:span text:style-name="T11">)</text:span></text:p>
                </text:list-item>
                <text:list-item>
                  <text:p text:style-name="P42">Município (Lista de municípios de acordo com a UF selecionada; obrigatório)</text:p>
                </text:list-item>
                <text:list-item>
                  <text:p text:style-name="P42">Nome do responsável <text:span text:style-name="T11">(Alfanumérico com até 50 caracteres; obrigatório)</text:span></text:p>
                </text:list-item>
                <text:list-item>
                  <text:p text:style-name="P42">CPF do responsável <text:span text:style-name="T11">(Alfanumérico com até </text:span>11<text:span text:style-name="T11"> caracteres; obrigatório; </text:span>xxxxxxxxxxx<text:span text:style-name="T11">)</text:span>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24"/>
      <text:p text:style-name="P21"/>
      <text:p text:style-name="P21"/>
      <text:p text:style-name="P21"/>
      <text:p text:style-name="P21">RFS0022 - Homologar orçamento</text:p>
      <text:p text:style-name="P21"/>
      <text:p text:style-name="P20"><text:span text:style-name="T5">O </text:span><text:span text:style-name="T4">sistema deve permitir ao usuário Gerente financeiro Aprovar ou reprovar o orçamento. </text:span></text:p>
      <text:p text:style-name="P10">Esta ação modifica o status do registro, que passa de:</text:p>
      <text:p text:style-name="P22">"Aguardando aprovação" para "Orçamento aprovado/Orçamento reprovado"</text:p>
      <text:p text:style-name="P21"/>
      <text:p text:style-name="P21"/>
      <text:p text:style-name="P23">Lista estática de Municípios/ Estados</text:p>
      <text:p text:style-name="P23"/>
      <text:p text:style-name="P18">A<text:span text:style-name="T10">C</text:span></text:p>
      <text:p text:style-name="P15">AL</text:p>
      <text:p text:style-name="P15">AP</text:p>
      <text:p text:style-name="P15"><text:soft-page-break/>AM</text:p>
      <text:p text:style-name="P15">BA</text:p>
      <text:p text:style-name="P14">CE</text:p>
      <text:p text:style-name="P14">DF</text:p>
      <text:p text:style-name="P14">ES</text:p>
      <text:p text:style-name="P14">GO</text:p>
      <text:p text:style-name="P14">MA</text:p>
      <text:p text:style-name="P14">MT</text:p>
      <text:p text:style-name="P14">MS</text:p>
      <text:p text:style-name="P14">MG</text:p>
      <text:p text:style-name="P14">PA</text:p>
      <text:p text:style-name="P14">PB</text:p>
      <text:p text:style-name="P14">PR</text:p>
      <text:p text:style-name="P14">PE</text:p>
      <text:p text:style-name="P14">PI</text:p>
      <text:p text:style-name="P14">RJ</text:p>
      <text:p text:style-name="P14">RN</text:p>
      <text:p text:style-name="P14">RS</text:p>
      <text:p text:style-name="P12"><text:span text:style-name="T6">R</text:span><text:span text:style-name="T4">O</text:span></text:p>
      <text:p text:style-name="P15">RR</text:p>
      <text:p text:style-name="P14">SC</text:p>
      <text:p text:style-name="P13"><text:span text:style-name="T7">S</text:span><text:span text:style-name="T4">P</text:span></text:p>
      <text:p text:style-name="P13"><text:span text:style-name="T7">S</text:span><text:span text:style-name="T4">E</text:span></text:p>
      <text:p text:style-name="P17">TO</text:p>
      <text:p text:style-name="P23"/>
      <text:p text:style-name="P23"/>
      <text:p text:style-name="P23"/>
      <text:p text:style-name="P23">-Data prevista para conclusão</text:p>
      <text:p text:style-name="P10">-Nível de urgencia</text:p>
      <text:p text:style-name="P23">-Gerar o mapa contendo o ponto de início e fim do trecho de rodovia a sofrer manutenção</text:p>
      <text:p text:style-name="P23"/>
      <text:p text:style-name="P23"/>
      <text:p text:style-name="P18">Aguardando orçamento    </text:p>
      <text:p text:style-name="P16">Aguardando aprovação do orçamento    </text:p>
      <text:p text:style-name="P16">Manutenção em execução    </text:p>
      <text:p text:style-name="P16">Manutenção homologada   </text:p>
      <text:p text:style-name="P16">Manutenção concluída   </text:p>
      <text:p text:style-name="P16">Todos  </text:p>
      <text:p text:style-name="P23"/>
      <text:p text:style-name="P23"/>
      <text:p text:style-name="P19">«S<text:span text:style-name="T12">tatic-List</text:span>» RFU0037 - Lista de registros estáticos de usuários - <text:span text:style-name="T13">ok</text:span></text:p>
      <text:p text:style-name="P19">«Functional» RFU0004 - Alterar informações – <text:span text:style-name="T15">ok</text:span></text:p>
      <text:p text:style-name="P19">«SubFunction» RFS0025 - Desativar comunicados de novos registros - <text:span text:style-name="T15">ok</text:span></text:p>
      <text:p text:style-name="P19">«Functional» RFU0005 - Cadastrar Gerente - <text:span text:style-name="T14">ok</text:span></text:p>
      <text:p text:style-name="P19">«Functional» RFU0006 - Excluir usuário - <text:span text:style-name="T15">ok</text:span></text:p>
      <text:p text:style-name="P19">«Functional» RFU0007 - Cadastrar usuário - <text:span text:style-name="T13">ok</text:span></text:p>
      <text:p text:style-name="P19">«Functional» RFU0036 - Alterar senha - <text:span text:style-name="T15">ok</text:span></text:p>
      <text:p text:style-name="P19">«SubFunctional» RFS0016 - Habilitar usuário Empresa - <text:span text:style-name="T15">ok</text:span></text:p>
      <text:p text:style-name="P19">«<text:span text:style-name="T12">Static-list</text:span>» RFU0031 - Lista de registros estática de status - <text:span text:style-name="T16">ok</text:span></text:p>
      <text:p text:style-name="P19">«<text:span text:style-name="T12">Static-List</text:span>» RFU0029 - Lista de registros estáticos de Unidades Federativas - <text:span text:style-name="T16">ok</text:span></text:p>
      <text:p text:style-name="P19">«Functional» RFU0033 - Enviar orçamento - <text:span text:style-name="T17">ok</text:span></text:p>
      <text:p text:style-name="P19">«SubFunction» RFS0035 - Anexar arquivo - <text:span text:style-name="T18">ok</text:span></text:p>
      <text:p text:style-name="P19">«Functional» RFU0010 - Homologar obra - <text:span text:style-name="T17">ok</text:span></text:p>
      <text:p text:style-name="P19">«Functional» RFU0012 - Homologar orçamento - <text:span text:style-name="T17">ok</text:span></text:p>
      <text:p text:style-name="P19">«Functional» RFU0030 - Consultar Gerente financeiro para associação no registro - <text:span text:style-name="T17">ok</text:span></text:p>
      <text:p text:style-name="P19">«Functional» RFU0008 - Alterar registro - <text:span text:style-name="T17">ok</text:span></text:p>
      <text:p text:style-name="P19">«SubFunction» RFS0018 - Alterar status manualmente - <text:span text:style-name="T17">ok</text:span></text:p>
      <text:p text:style-name="P19">«Functional» RFU0009 - Criar mapa de localização - <text:span text:style-name="T17">ok</text:span></text:p>
      <text:p text:style-name="P19">«SubFunction» RFS0022 - Criar pontos georreferenciados - <text:span text:style-name="T17">ok</text:span></text:p>
      <text:p text:style-name="P19">«SubFunction» RFS0020 - Cadastrar comprimento – <text:span text:style-name="T17">ok </text:span></text:p>
      <text:p text:style-name="P19">«Functional» RFU0011 - Agendar manutenção - <text:span text:style-name="T17">ok</text:span></text:p>
      <text:p text:style-name="P19">«SubFunction» RFS0026 - Comunicar Empresas – <text:span text:style-name="T15">ok</text:span></text:p>
      <text:p text:style-name="P19">«SubFunction» RFS0024 - Comunicar Gerente financeiro - <text:span text:style-name="T16">ok</text:span></text:p>
      <text:p text:style-name="P19">«<text:span text:style-name="T12">Static-list</text:span>» RFU0032 - Lista de faixas de orçamento - <text:span text:style-name="T16">ok</text:span></text:p>
      <text:p text:style-name="P19">«<text:span text:style-name="T12">Static-List</text:span>» RFU0038 - Lista estática de níveirs de urgência – <text:span text:style-name="T16">ok</text:span></text:p>
      <text:p text:style-name="P19">«SubFunction» RFS0027 - Exportar detalhes - <text:span text:style-name="T17">ok</text:span></text:p>
      <text:p text:style-name="P19"><text:soft-page-break/>«Functional» RFU0014 - Filtrar registros - <text:span text:style-name="T17">ok</text:span></text:p>
      <text:p text:style-name="P19">«Functional» RFU0015 - Visualizar agenda - <text:span text:style-name="T17">ok</text:span></text:p>
      <text:p text:style-name="P19">«Functional» RFU0013 - Selecionar registro - <text:span text:style-name="T17">ok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7-10T16:32:45.678694295</dc:date>
    <meta:editing-duration>PT14H36M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4" meta:paragraph-count="142" meta:word-count="855" meta:character-count="5730" meta:non-whitespace-character-count="4960"/>
  </office:meta>
</office:document-meta>
</file>